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irst_20_paragraph">
      <style:text-properties officeooo:paragraph-rsid="0011517f"/>
    </style:style>
    <style:style style:name="P2" style:family="paragraph" style:parent-style-name="Footer">
      <style:paragraph-properties fo:text-align="center" style:justify-single-word="false"/>
      <style:text-properties officeooo:paragraph-rsid="0011517f"/>
    </style:style>
    <style:style style:name="P3" style:family="paragraph" style:parent-style-name="Heading_20_1">
      <style:text-properties officeooo:paragraph-rsid="000fc178"/>
    </style:style>
    <style:style style:name="P4" style:family="paragraph" style:parent-style-name="Heading_20_2">
      <style:text-properties officeooo:paragraph-rsid="0011517f"/>
    </style:style>
    <style:style style:name="P5" style:family="paragraph" style:parent-style-name="Heading_20_2">
      <style:paragraph-properties fo:break-before="page"/>
      <style:text-properties officeooo:paragraph-rsid="0011517f"/>
    </style:style>
    <style:style style:name="P6" style:family="paragraph" style:parent-style-name="Heading_20_2" style:list-style-name="">
      <style:text-properties officeooo:paragraph-rsid="0011517f"/>
    </style:style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>
      <style:paragraph-properties fo:margin-top="0in" fo:margin-bottom="0in" style:contextual-spacing="false"/>
      <style:text-properties officeooo:paragraph-rsid="0011517f"/>
    </style:style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9">
      <style:paragraph-properties fo:margin-top="0in" fo:margin-bottom="0in" style:contextual-spacing="false"/>
    </style:style>
    <style:style style:name="P16" style:family="paragraph" style:parent-style-name="Text_20_body" style:list-style-name="L10">
      <style:paragraph-properties fo:margin-top="0in" fo:margin-bottom="0in" style:contextual-spacing="false"/>
    </style:style>
    <style:style style:name="P17" style:family="paragraph" style:parent-style-name="Text_20_body" style:list-style-name="L11">
      <style:paragraph-properties fo:margin-top="0in" fo:margin-bottom="0in" style:contextual-spacing="false"/>
    </style:style>
    <style:style style:name="P18" style:family="paragraph" style:parent-style-name="Text_20_body" style:list-style-name="L12">
      <style:paragraph-properties fo:margin-top="0in" fo:margin-bottom="0in" style:contextual-spacing="false"/>
    </style:style>
    <style:style style:name="P19" style:family="paragraph" style:parent-style-name="Text_20_body" style:list-style-name="L13">
      <style:paragraph-properties fo:margin-top="0in" fo:margin-bottom="0in" style:contextual-spacing="false"/>
    </style:style>
    <style:style style:name="P20" style:family="paragraph" style:parent-style-name="Text_20_body" style:list-style-name="L14">
      <style:paragraph-properties fo:margin-top="0in" fo:margin-bottom="0in" style:contextual-spacing="false"/>
    </style:style>
    <style:style style:name="P21" style:family="paragraph" style:parent-style-name="Text_20_body" style:list-style-name="L15">
      <style:paragraph-properties fo:margin-top="0in" fo:margin-bottom="0in" style:contextual-spacing="false"/>
    </style:style>
    <style:style style:name="P22" style:family="paragraph" style:parent-style-name="Text_20_body" style:list-style-name="L16">
      <style:paragraph-properties fo:margin-top="0in" fo:margin-bottom="0in" style:contextual-spacing="false"/>
    </style:style>
    <style:style style:name="P23" style:family="paragraph" style:parent-style-name="Text_20_body" style:list-style-name="L17">
      <style:paragraph-properties fo:margin-top="0in" fo:margin-bottom="0in" style:contextual-spacing="false"/>
    </style:style>
    <style:style style:name="P24" style:family="paragraph" style:parent-style-name="Text_20_body" style:list-style-name="L18">
      <style:paragraph-properties fo:margin-top="0in" fo:margin-bottom="0in" style:contextual-spacing="false"/>
    </style:style>
    <style:style style:name="P25" style:family="paragraph" style:parent-style-name="Text_20_body" style:list-style-name="L19">
      <style:paragraph-properties fo:margin-top="0in" fo:margin-bottom="0in" style:contextual-spacing="false"/>
    </style:style>
    <style:style style:name="P26" style:family="paragraph" style:parent-style-name="Text_20_body" style:list-style-name="L20">
      <style:paragraph-properties fo:margin-top="0in" fo:margin-bottom="0in" style:contextual-spacing="false"/>
    </style:style>
    <style:style style:name="P27" style:family="paragraph" style:parent-style-name="Text_20_body" style:list-style-name="L21">
      <style:paragraph-properties fo:margin-top="0in" fo:margin-bottom="0in" style:contextual-spacing="false"/>
    </style:style>
    <style:style style:name="P28" style:family="paragraph" style:parent-style-name="Text_20_body" style:list-style-name="L22">
      <style:paragraph-properties fo:margin-top="0in" fo:margin-bottom="0in" style:contextual-spacing="false"/>
    </style:style>
    <style:style style:name="P29" style:family="paragraph" style:parent-style-name="Text_20_body">
      <style:text-properties officeooo:paragraph-rsid="001151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517f" style:font-style-asian="italic" style:font-style-complex="italic"/>
    </style:style>
    <style:style style:name="T4" style:family="text">
      <style:text-properties officeooo:rsid="0011517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joe-shields"/>Joe Shields<text:bookmark-end text:name="joe-shields"/></text:p>
      <text:p text:style-name="P1">Mechanical engineer with 8 years of design and manufacturing experience<text:line-break/>Located in Portland, Oregon<text:line-break/><text:span text:style-name="T4">Looking for either </text:span>fully remote work<text:span text:style-name="T4"> or </text:span>hybrid work in Cascadia (<text:span text:style-name="T4">&lt;</text:span>40% of working hours in-office)<text:span text:style-name="T4"><text:line-break/></text:span><text:span text:style-name="T3">Not</text:span><text:span text:style-name="T4"> open to work in the war, fossil-fuels, or animal agriculture industries</text:span></text:p>
      <text:p text:style-name="P1">Please email before calling: <text:a xlink:type="simple" xlink:href="mailto:joedang100@gmail.com" text:style-name="Internet_20_link" text:visited-style-name="Visited_20_Internet_20_Link"><text:span text:style-name="Definition">joedang100@gmail.com</text:span></text:a>, 971-226-9393<text:line-break/>Read more at <text:a xlink:type="simple" xlink:href="https://joedang.github.io/" text:style-name="Internet_20_link" text:visited-style-name="Visited_20_Internet_20_Link"><text:span text:style-name="Definition">Joedang.github.io</text:span></text:a>.</text:p>
      <text:h text:style-name="P3" text:outline-level="1"><text:bookmark-start text:name="professional-experience"/>Professional Experience<text:bookmark-end text:name="professional-experience"/></text:h>
      <text:h text:style-name="P4" text:outline-level="2" text:is-list-header="true"><text:bookmark-start text:name="design-engineer-oct.-2021-july-2023"/><text:span text:style-name="T4">Optomechanical D</text:span>esign Engineer,<text:span text:style-name="T4"> </text:span><text:a xlink:type="simple" xlink:href="https://esi.umbc.edu/" text:style-name="Internet_20_link" text:visited-style-name="Visited_20_Internet_20_Link"><text:span text:style-name="Definition"><text:span text:style-name="T4">Earth and Space Institute</text:span></text:span></text:a><text:span text:style-name="T4"> and </text:span><text:a xlink:type="simple" xlink:href="https://www.airphoton.com/" text:style-name="Internet_20_link" text:visited-style-name="Visited_20_Internet_20_Link"><text:span text:style-name="Definition"><text:span text:style-name="T4">AirPhoton</text:span></text:span></text:a></text:h>
      <text:p text:style-name="Text_20_body">Oct. 2021 – July 2023<text:bookmark-end text:name="design-engineer-oct.-2021-july-2023"/></text:p>
      <text:list text:style-name="L2">
        <text:list-item>
          <text:p text:style-name="P7">Rescued a 20-million-dollar project by applying physical scaling laws</text:p>
        </text:list-item>
        <text:list-item>
          <text:p text:style-name="P7">Halved the size of three separate systems through clever architecture changes</text:p>
        </text:list-item>
        <text:list-item>
          <text:p text:style-name="P7">Performed space-claim, keep-out-zone, and tolerance analyses</text:p>
        </text:list-item>
        <text:list-item>
          <text:p text:style-name="P7">Designed cameras and optical calibration systems</text:p>
        </text:list-item>
        <text:list-item>
          <text:p text:style-name="P7">Managed system requirements, interfaces, and performance</text:p>
        </text:list-item>
        <text:list-item>
          <text:p text:style-name="P7">Designed optics by manually tracing rays in Autodesk Inventor</text:p>
        </text:list-item>
        <text:list-item>
          <text:p text:style-name="P7">Coordinated with contractors, customers, scientists, and engineers to write system specifications</text:p>
        </text:list-item>
        <text:list-item>
          <text:p text:style-name="P7">Designed orbital, airborne, and ground-based instruments</text:p>
        </text:list-item>
        <text:list-item>
          <text:p text:style-name="P7">Solved multi-disciplinary design constraints (mechanical, optical, pneumatic, thermal, etc.)</text:p>
        </text:list-item>
      </text:list>
      <text:h text:style-name="P4" text:outline-level="2"><text:bookmark-start text:name="mechanical-lead-sep.-2019-oct.-2021"/>Mechanical Lead, <text:a xlink:type="simple" xlink:href="https://www.pdxaerospace.org/" text:style-name="Internet_20_link" text:visited-style-name="Visited_20_Internet_20_Link"><text:span text:style-name="Definition">Portland State Aerospace Society (PSAS)</text:span></text:a></text:h>
      <text:p text:style-name="Text_20_body">Sep. 2019 – Oct. 2021<text:bookmark-end text:name="mechanical-lead-sep.-2019-oct.-2021"/></text:p>
      <text:list text:style-name="L3">
        <text:list-item>
          <text:p text:style-name="P8">Mentored student projects and assembled project teams</text:p>
        </text:list-item>
        <text:list-item>
          <text:p text:style-name="P8">Maintained equipment and lab space</text:p>
        </text:list-item>
        <text:list-item>
          <text:p text:style-name="P8">Performed FMEA and root-cause analysis</text:p>
        </text:list-item>
        <text:list-item>
          <text:p text:style-name="P8">Managed interdisciplinary projects among students and professionals</text:p>
        </text:list-item>
      </text:list>
      <text:h text:style-name="P4" text:outline-level="2"><text:bookmark-start text:name="lab-manager-sep.-2019-oct.-2021"/>Lab Manager, <text:a xlink:type="simple" xlink:href="https://psu-epl.github.io/" text:style-name="Internet_20_link" text:visited-style-name="Visited_20_Internet_20_Link"><text:span text:style-name="Definition">PSU Electronics Prototyping Lab</text:span></text:a></text:h>
      <text:p text:style-name="Text_20_body">Sep. 2019 – Oct. 2021<text:bookmark-end text:name="lab-manager-sep.-2019-oct.-2021"/></text:p>
      <text:list text:style-name="L4">
        <text:list-item>
          <text:p text:style-name="P9">Maintained equipment and lab space</text:p>
        </text:list-item>
        <text:list-item>
          <text:p text:style-name="P9">Trained students on prototyping equipment</text:p>
        </text:list-item>
        <text:list-item>
          <text:p text:style-name="P9">Ran the lab’s parts store</text:p>
        </text:list-item>
      </text:list>
      <text:h text:style-name="P4" text:outline-level="2"><text:bookmark-start text:name="engineer-mar.-2019-sep.-2019"/>Engineer, SpaceX</text:h>
      <text:p text:style-name="Text_20_body">Mar. 2019 – Sep. 2019<text:bookmark-end text:name="engineer-mar.-2019-sep.-2019"/></text:p>
      <text:list text:style-name="L5">
        <text:list-item>
          <text:p text:style-name="P10">Supported a wide variety of mechanisms on the <text:a xlink:type="simple" xlink:href="https://en.wikipedia.org/wiki/Dragon_2" text:style-name="Internet_20_link" text:visited-style-name="Visited_20_Internet_20_Link"><text:span text:style-name="Definition">human-rated Dragon 2 docking systems</text:span></text:a></text:p>
        </text:list-item>
        <text:list-item>
          <text:p text:style-name="P10">Wrote detailed and intuitive assembly instructions to meet strict quality standards</text:p>
        </text:list-item>
        <text:list-item>
          <text:p text:style-name="P10">Owned aggressive build schedules and held others accountable to them</text:p>
        </text:list-item>
        <text:list-item>
          <text:p text:style-name="P10">Solved issues including design errors, part damage, missing parts, and documentation errors</text:p>
        </text:list-item>
      </text:list>
      <text:h text:style-name="P6" text:outline-level="2"/>
      <text:h text:style-name="P5" text:outline-level="2"><text:bookmark-start text:name="rd-engineer-sep.-2018-feb.-2019"/>R&amp;D Engineer, <text:a xlink:type="simple" xlink:href="http://pacificdt.com/" text:style-name="Internet_20_link" text:visited-style-name="Visited_20_Internet_20_Link"><text:span text:style-name="Definition">Pacific Diabetes Technologies</text:span></text:a></text:h>
      <text:p text:style-name="P29">Sep. 2018 – Feb. 2019<text:bookmark-end text:name="rd-engineer-sep.-2018-feb.-2019"/></text:p>
      <text:list text:style-name="L6">
        <text:list-item>
          <text:p text:style-name="P12">Prototyped wearable micro-fluidic devices and electronic enclosures</text:p>
        </text:list-item>
        <text:list-item>
          <text:p text:style-name="P11">Created designs, models, and drawings for patent applications</text:p>
        </text:list-item>
        <text:list-item>
          <text:p text:style-name="P11">Designed miniaturized assemblies for 3D printing and injection molding</text:p>
        </text:list-item>
      </text:list>
      <text:h text:style-name="P4" text:outline-level="2"><text:bookmark-start text:name="mechanical-lead-dec.-2015-mar.-2019"/>Mechanical Lead, <text:a xlink:type="simple" xlink:href="https://www.pdxaerospace.org/" text:style-name="Internet_20_link" text:visited-style-name="Visited_20_Internet_20_Link"><text:span text:style-name="Definition">Portland State Aerospace Society (PSAS)</text:span></text:a></text:h>
      <text:p text:style-name="Text_20_body">Dec. 2015 – Mar. 2019<text:bookmark-end text:name="mechanical-lead-dec.-2015-mar.-2019"/></text:p>
      <text:list text:style-name="L7">
        <text:list-item>
          <text:p text:style-name="P13"><text:a xlink:type="simple" xlink:href="https://github.com/psas/sw-cad-airframe-lv3.0" text:style-name="Internet_20_link" text:visited-style-name="Visited_20_Internet_20_Link"><text:span text:style-name="Definition">Created an open-hardware carbon fiber rocket airframe</text:span></text:a> for the <text:a xlink:type="simple" xlink:href="http://psas.pdx.edu/" text:style-name="Internet_20_link" text:visited-style-name="Visited_20_Internet_20_Link"><text:span text:style-name="Definition">Portland State Aerospace Society</text:span></text:a></text:p>
        </text:list-item>
        <text:list-item>
          <text:p text:style-name="P13">Published and presented <text:a xlink:type="simple" xlink:href="http://arc.aiaa.org/doi/pdf/10.2514/6.2016-5365" text:style-name="Internet_20_link" text:visited-style-name="Visited_20_Internet_20_Link"><text:span text:style-name="Definition">a conference paper on the project for AIAA SPACE 2016</text:span></text:a></text:p>
        </text:list-item>
        <text:list-item>
          <text:p text:style-name="P13">Documented design and manufacturing processes to foster institutional knowledge</text:p>
        </text:list-item>
        <text:list-item>
          <text:p text:style-name="P13">Designed parts using hand calculations, prototypes, computer models, CFD, and CAD</text:p>
        </text:list-item>
      </text:list>
      <text:h text:style-name="P4" text:outline-level="2"><text:bookmark-start text:name="design-engineer-jan.-2017-mar.-2019"/>Design Engineer, <text:a xlink:type="simple" xlink:href="https://www.oresat.org/" text:style-name="Internet_20_link" text:visited-style-name="Visited_20_Internet_20_Link"><text:span text:style-name="Definition">OreSat</text:span></text:a></text:h>
      <text:p text:style-name="Text_20_body">Jan. 2017 – Mar. 2019<text:bookmark-end text:name="design-engineer-jan.-2017-mar.-2019"/></text:p>
      <text:list text:style-name="L8">
        <text:list-item>
          <text:p text:style-name="P14">Coordinated the design of all mechanical subsystems in <text:a xlink:type="simple" xlink:href="http://oresat.org/" text:style-name="Internet_20_link" text:visited-style-name="Visited_20_Internet_20_Link"><text:span text:style-name="Definition">Oregon’s first satellite</text:span></text:a></text:p>
        </text:list-item>
        <text:list-item>
          <text:p text:style-name="P14">Maintained the <text:a xlink:type="simple" xlink:href="https://github.com/oresat/oresat-structure" text:style-name="Internet_20_link" text:visited-style-name="Visited_20_Internet_20_Link"><text:span text:style-name="Definition">top-level SolidWorks assembly</text:span></text:a> of the satellite</text:p>
        </text:list-item>
        <text:list-item>
          <text:p text:style-name="P14">Incorporated constraints from NASA, NanoRacks, and OreSat electrical subsystems</text:p>
        </text:list-item>
        <text:list-item>
          <text:p text:style-name="P14">Worked across engineering disciplines to resolve highly coupled designs</text:p>
        </text:list-item>
        <text:list-item>
          <text:p text:style-name="P14">Led analysis and design reviews</text:p>
        </text:list-item>
      </text:list>
      <text:h text:style-name="P4" text:outline-level="2"><text:bookmark-start text:name="lab-manager-jan.-2018-mar.-2019"/>Lab Manager, <text:a xlink:type="simple" xlink:href="https://psu-epl.github.io/" text:style-name="Internet_20_link" text:visited-style-name="Visited_20_Internet_20_Link"><text:span text:style-name="Definition">Electronics Prototyping Lab</text:span></text:a></text:h>
      <text:p text:style-name="Text_20_body">Jan. 2018 – Mar. 2019<text:bookmark-end text:name="lab-manager-jan.-2018-mar.-2019"/></text:p>
      <text:list text:style-name="L9">
        <text:list-item>
          <text:p text:style-name="P15">Same duties listed above</text:p>
        </text:list-item>
      </text:list>
      <text:h text:style-name="Heading_20_1" text:outline-level="1" text:is-list-header="true"><text:bookmark-start text:name="physical-tools"/>Physical Tools<text:bookmark-end text:name="physical-tools"/></text:h>
      <text:p text:style-name="First_20_paragraph">3D printers (FDM, SLA, SLS, MJP), laser cutters, mills, lathes, hand tools<text:line-break/>PCB routers, soldering (hand, re-flow), oscilloscopes, various microscopes<text:line-break/>Composites manufacturing (wet, dry, high/low-temperature), metal working</text:p>
      <text:h text:style-name="Heading_20_1" text:outline-level="1"><text:bookmark-start text:name="software-tools"/>Software Tools<text:bookmark-end text:name="software-tools"/></text:h>
      <text:p text:style-name="First_20_paragraph">Inventor, SolidWorks, NX, Teamcenter, Onshape, OpenSCAD, AutoCAD<text:line-break/>R, MATLAB, C++, Python, Bash, Vim, Git, Jekyll, HTML, CSS, JavaScript<text:line-break/>LaTeX, Microsoft Office, Libre Office, Google Docs, et cetera<text:line-break/>Linux, Windows, Abaqus, GIMP, Inkscape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portland-state-university-sep.-2013-jun.-2016"/>Portland State University, Sep. 2013 – Jun. 2016<text:bookmark-end text:name="portland-state-university-sep.-2013-jun.-2016"/></text:h>
      <text:list xml:id="list862489509" text:style-name="L10">
        <text:list-item>
          <text:p text:style-name="P16">B.S. <text:span text:style-name="T1">Mechanical Engineering</text:span>, Maseeh College of Engineering and Computer Science</text:p>
          <text:list text:style-name="L11">
            <text:list-item>
              <text:p text:style-name="P17">Focus: heat and mass transfer</text:p>
            </text:list-item>
          </text:list>
        </text:list-item>
        <text:list-item>
          <text:p text:style-name="P16">B.S. <text:span text:style-name="T1">Physics</text:span>, College of Liberal Arts and Sciences</text:p>
          <text:list text:style-name="L12">
            <text:list-item>
              <text:p text:style-name="P18">Focus: classical mechanics and electromagnetism</text:p>
            </text:list-item>
          </text:list>
        </text:list-item>
      </text:list>
      <text:h text:style-name="Heading_20_2" text:outline-level="2"><text:bookmark-start text:name="portland-community-college-sep.-2008-jun.-2010-sep.-2011-sep.-2013"/>Portland Community College, Sep. 2008 – Jun. 2010, Sep. 2011 – Sep. 2013<text:bookmark-end text:name="portland-community-college-sep.-2008-jun.-2010-sep.-2011-sep.-2013"/></text:h>
      <text:list text:style-name="L13">
        <text:list-item>
          <text:p text:style-name="P19">Focus: general education, mathematics, music </text:p>
        </text:list-item>
      </text:list>
      <text:h text:style-name="Heading_20_1" text:outline-level="1" text:is-list-header="true"><text:bookmark-start text:name="small-projects"/><text:soft-page-break/>Small Projects<text:bookmark-end text:name="small-projects"/></text:h>
      <text:p text:style-name="First_20_paragraph">In addition to the projects below, you can check out the rest of my portfolio at <text:a xlink:type="simple" xlink:href="https://github.com/Joedang" text:style-name="Internet_20_link" text:visited-style-name="Visited_20_Internet_20_Link"><text:span text:style-name="Definition">github.com/Joedang</text:span></text:a>.</text:p>
      <text:list xml:id="list2775423177" text:style-name="L14">
        <text:list-item>
          <text:p text:style-name="P20">iTopie printer</text:p>
          <text:list text:style-name="L15">
            <text:list-item>
              <text:p text:style-name="P21">Modified and built a RepRap 3D printer from parts including a custom laser-cut frame</text:p>
            </text:list-item>
          </text:list>
        </text:list-item>
        <text:list-item>
          <text:p text:style-name="P20"><text:a xlink:type="simple" xlink:href="https://github.com/Joedang/restricted_three_body_problem" text:style-name="Internet_20_link" text:visited-style-name="Visited_20_Internet_20_Link"><text:span text:style-name="Definition">Restricted 3-body simulation</text:span></text:a></text:p>
          <text:list text:style-name="L16">
            <text:list-item>
              <text:p text:style-name="P22">An R script for investigating the motion of satellites within planet-moon systems</text:p>
            </text:list-item>
          </text:list>
        </text:list-item>
        <text:list-item>
          <text:p text:style-name="P20"><text:a xlink:type="simple" xlink:href="https://github.com/Joedang/Portfolio/tree/master/projectile" text:style-name="Internet_20_link" text:visited-style-name="Visited_20_Internet_20_Link"><text:span text:style-name="Definition">Ballistic trajectory simulation</text:span></text:a></text:p>
          <text:list text:style-name="L17">
            <text:list-item>
              <text:p text:style-name="P23">Realistic scenarios of short-range ballistic motion of various projectiles on different planets, accounting for buoyancy, drag, centrifugal, and Coriolis effects written in R</text:p>
            </text:list-item>
          </text:list>
        </text:list-item>
        <text:list-item>
          <text:p text:style-name="P20"><text:a xlink:type="simple" xlink:href="https://github.com/Joedang/Portfolio/tree/master/MATLAB_orbits" text:style-name="Internet_20_link" text:visited-style-name="Visited_20_Internet_20_Link"><text:span text:style-name="Definition">N-body simulation</text:span></text:a></text:p>
          <text:list text:style-name="L18">
            <text:list-item>
              <text:p text:style-name="P24">Various scenarios involving an arbitrary number of charged massive particles written in MATLAB</text:p>
            </text:list-item>
          </text:list>
        </text:list-item>
        <text:list-item>
          <text:p text:style-name="P20">OpenFOAM analysis</text:p>
          <text:list text:style-name="L19">
            <text:list-item>
              <text:p text:style-name="P25">A model of supersonic flow around a rocket nosecone, used to inform the part’s design</text:p>
            </text:list-item>
          </text:list>
        </text:list-item>
        <text:list-item>
          <text:p text:style-name="P20"><text:a xlink:type="simple" xlink:href="https://github.com/joedang/pats" text:style-name="Internet_20_link" text:visited-style-name="Visited_20_Internet_20_Link"><text:span text:style-name="Definition">PSAS Asset Tracking System</text:span></text:a></text:p>
          <text:list text:style-name="L20">
            <text:list-item>
              <text:p text:style-name="P26">Created a specification and front-end in R Shiny for a website to track part maintenance and ownership</text:p>
            </text:list-item>
          </text:list>
        </text:list-item>
        <text:list-item>
          <text:p text:style-name="P20">Wearable device enclosure</text:p>
          <text:list text:style-name="L21">
            <text:list-item>
              <text:p text:style-name="P27">Created a 3D printed enclosure for a wearable sensor prototype for <text:a xlink:type="simple" xlink:href="https://www.apdm.com/" text:style-name="Internet_20_link" text:visited-style-name="Visited_20_Internet_20_Link"><text:span text:style-name="Definition">APDM</text:span></text:a> using SolidWorks</text:p>
            </text:list-item>
          </text:list>
        </text:list-item>
      </text:list>
      <text:h text:style-name="Heading_20_1" text:outline-level="1"><text:bookmark-start text:name="miscellaneous"/>Miscellaneous<text:bookmark-end text:name="miscellaneous"/></text:h>
      <text:p text:style-name="First_20_paragraph">References can be provided upon request. </text:p>
      <text:p text:style-name="Text_20_body">I’m most interested in design engineering. I work very well with scientists and other engineering disciplines (especially electrical engineers). I perform best with minimal oversight. In my ideal workflow, I spend one to two consecutive days coordinating with team members, and three to four consecutive days hyperfocusing on the tasks identified by that coordin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in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1517f"/>
    </style:style>
    <style:style style:name="MT1" style:family="text">
      <style:text-properties officeooo:rsid="0011517f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span text:style-name="MT1">Joe Shields' Resume<text:tab/>updated: </text:span><text:date style:data-style-name="N49" text:date-value="2024-08-02T10:42:58.183796466">2024-08-02</text:date><text:span text:style-name="MT1"><text:tab/>page: </text:span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title/>
    <dc:description/>
    <dc:subject/>
    <meta:keyword/>
    <meta:initial-creator/>
    <meta:creation-date>2024-08-02T16:36:24Z</meta:creation-date>
    <dc:date>2024-08-02T10:42:57.887283764</dc:date>
    <meta:editing-duration>PT1H3M28S</meta:editing-duration>
    <meta:editing-cycles>2</meta:editing-cycles>
    <meta:document-statistic meta:table-count="0" meta:image-count="0" meta:object-count="0" meta:page-count="3" meta:paragraph-count="85" meta:word-count="787" meta:character-count="5392" meta:non-whitespace-character-count="4729"/>
  </office:meta>
</office:document-meta>
</file>